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fo:padding="0.049cm" fo:border-left="none" fo:border-right="none" fo:border-top="0.06pt solid #000000" fo:border-bottom="none" style:shadow="none"/>
      <style:text-properties fo:font-size="10pt" officeooo:rsid="0004e19b" officeooo:paragraph-rsid="001bf54d" style:font-size-asian="10pt" style:font-size-complex="10pt"/>
    </style:style>
    <style:style style:name="P2" style:family="paragraph" style:parent-style-name="Text_20_body">
      <style:paragraph-properties fo:padding="0.049cm" fo:border-left="none" fo:border-right="none" fo:border-top="0.06pt solid #000000" fo:border-bottom="none" style:shadow="none"/>
      <style:text-properties officeooo:rsid="0017671e" officeooo:paragraph-rsid="00186bcf"/>
    </style:style>
    <style:style style:name="P3" style:family="paragraph" style:parent-style-name="Text_20_body">
      <style:paragraph-properties fo:padding="0.049cm" fo:border-left="none" fo:border-right="none" fo:border-top="0.06pt solid #000000" fo:border-bottom="none" style:shadow="none">
        <style:tab-stops>
          <style:tab-stop style:position="17cm" style:type="right"/>
        </style:tab-stops>
      </style:paragraph-properties>
      <style:text-properties fo:font-weight="bold" officeooo:rsid="0017671e" officeooo:paragraph-rsid="00186bcf" style:font-weight-asian="bold" style:font-weight-complex="bold"/>
    </style:style>
    <style:style style:name="P4" style:family="paragraph" style:parent-style-name="Standard">
      <style:paragraph-properties fo:text-align="center" style:justify-single-word="false"/>
      <style:text-properties fo:font-size="10pt" officeooo:rsid="0004e19b" officeooo:paragraph-rsid="000634ba" style:font-size-asian="10pt" style:font-size-complex="10pt"/>
    </style:style>
    <style:style style:name="P5" style:family="paragraph" style:parent-style-name="Standard">
      <style:paragraph-properties fo:text-align="start" style:justify-single-word="false">
        <style:tab-stops>
          <style:tab-stop style:position="8.564cm" style:type="center"/>
          <style:tab-stop style:position="16.999cm" style:type="right"/>
        </style:tab-stops>
      </style:paragraph-properties>
      <style:text-properties fo:font-size="10pt" officeooo:rsid="0004e19b" officeooo:paragraph-rsid="001bf54d" style:font-size-asian="10pt" style:font-size-complex="10pt"/>
    </style:style>
    <style:style style:name="P6" style:family="paragraph" style:parent-style-name="Standard">
      <style:paragraph-properties fo:text-align="justify" style:justify-single-word="false"/>
      <style:text-properties fo:font-style="italic" officeooo:rsid="000e4d39" officeooo:paragraph-rsid="000e4d39" style:font-style-asian="italic" style:font-style-complex="italic"/>
    </style:style>
    <style:style style:name="P7" style:family="paragraph" style:parent-style-name="Text_20_body">
      <style:text-properties officeooo:rsid="0009c715" officeooo:paragraph-rsid="0009c715"/>
    </style:style>
    <style:style style:name="P8" style:family="paragraph" style:parent-style-name="Text_20_body">
      <style:text-properties officeooo:rsid="000c5ac2" officeooo:paragraph-rsid="000c5ac2"/>
    </style:style>
    <style:style style:name="P9" style:family="paragraph" style:parent-style-name="Text_20_body">
      <style:text-properties officeooo:rsid="001218d9" officeooo:paragraph-rsid="001218d9"/>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officeooo:rsid="00158ef0" officeooo:paragraph-rsid="00215604"/>
    </style:style>
    <style:style style:name="P12" style:family="paragraph" style:parent-style-name="Text_20_body">
      <style:text-properties officeooo:rsid="001a1b83" officeooo:paragraph-rsid="001a1b83"/>
    </style:style>
    <style:style style:name="P13" style:family="paragraph" style:parent-style-name="Text_20_body">
      <style:text-properties officeooo:rsid="00215604" officeooo:paragraph-rsid="00215604"/>
    </style:style>
    <style:style style:name="P14" style:family="paragraph" style:parent-style-name="Text_20_body">
      <style:text-properties officeooo:rsid="0022456c" officeooo:paragraph-rsid="0022456c"/>
    </style:style>
    <style:style style:name="P15" style:family="paragraph" style:parent-style-name="Subtitle">
      <style:text-properties officeooo:rsid="0009c715" officeooo:paragraph-rsid="0007e474"/>
    </style:style>
    <style:style style:name="P16" style:family="paragraph" style:parent-style-name="Text_20_body">
      <loext:graphic-properties draw:fill="none"/>
      <style:paragraph-properties fo:margin-left="7.699cm" fo:margin-right="0cm" fo:margin-top="0cm" fo:margin-bottom="0.247cm" loext:contextual-spacing="false" fo:line-height="120%" fo:text-indent="-7.699cm" style:auto-text-indent="false" fo:background-color="transparent">
        <style:tab-stops>
          <style:tab-stop style:position="17cm" style:type="right"/>
        </style:tab-stops>
      </style:paragraph-properties>
      <style:text-properties officeooo:rsid="0017671e" officeooo:paragraph-rsid="0017671e"/>
    </style:style>
    <style:style style:name="P17" style:family="paragraph" style:parent-style-name="Text_20_body" style:master-page-name="">
      <loext:graphic-properties draw:fill="none"/>
      <style:paragraph-properties fo:margin-left="7.699cm" fo:margin-right="0cm" fo:margin-top="0cm" fo:margin-bottom="0.247cm" loext:contextual-spacing="false" fo:line-height="120%" fo:text-indent="-7.699cm" style:auto-text-indent="false" style:page-number="auto" fo:background-color="transparent">
        <style:tab-stops>
          <style:tab-stop style:position="17cm" style:type="right"/>
        </style:tab-stops>
      </style:paragraph-properties>
      <style:text-properties officeooo:rsid="0017671e" officeooo:paragraph-rsid="0017671e"/>
    </style:style>
    <style:style style:name="P18" style:family="paragraph" style:parent-style-name="Text_20_body" style:master-page-name="">
      <loext:graphic-properties draw:fill="none"/>
      <style:paragraph-properties fo:margin-left="7.699cm" fo:margin-right="0cm" fo:margin-top="0cm" fo:margin-bottom="0.247cm" loext:contextual-spacing="false" fo:line-height="120%" fo:text-indent="-7.699cm" style:auto-text-indent="false" style:page-number="auto" fo:background-color="transparent">
        <style:tab-stops>
          <style:tab-stop style:position="17cm" style:type="right"/>
        </style:tab-stops>
      </style:paragraph-properties>
      <style:text-properties officeooo:paragraph-rsid="0017671e"/>
    </style:style>
    <style:style style:name="P19" style:family="paragraph" style:parent-style-name="Standard">
      <loext:graphic-properties draw:fill="none"/>
      <style:paragraph-properties fo:margin-left="6.001cm" fo:margin-right="0cm" fo:text-align="justify" style:justify-single-word="false" fo:text-indent="-6.001cm" style:auto-text-indent="false" fo:background-color="transparent"/>
      <style:text-properties officeooo:rsid="000e4d39" officeooo:paragraph-rsid="000e4d39"/>
    </style:style>
    <style:style style:name="P20" style:family="paragraph" style:parent-style-name="Standard">
      <loext:graphic-properties draw:fill="none"/>
      <style:paragraph-properties fo:margin-left="6.001cm" fo:margin-right="0cm" fo:text-align="justify" style:justify-single-word="false" fo:text-indent="-6.001cm" style:auto-text-indent="false" fo:background-color="transparent"/>
      <style:text-properties fo:font-style="italic" officeooo:rsid="000e4d39" officeooo:paragraph-rsid="000e4d39" style:font-style-asian="italic" style:font-style-complex="italic"/>
    </style:style>
    <style:style style:name="P21" style:family="paragraph" style:parent-style-name="Standard">
      <loext:graphic-properties draw:fill="none"/>
      <style:paragraph-properties fo:margin-left="6.001cm" fo:margin-right="0cm" fo:text-align="justify" style:justify-single-word="false" fo:text-indent="-6.001cm" style:auto-text-indent="false" fo:background-color="transparent"/>
      <style:text-properties officeooo:rsid="0004e19b" officeooo:paragraph-rsid="0004e19b"/>
    </style:style>
    <style:style style:name="P22" style:family="paragraph" style:parent-style-name="Standard" style:master-page-name="">
      <loext:graphic-properties draw:fill="none"/>
      <style:paragraph-properties fo:margin-left="6.001cm" fo:margin-right="0cm" fo:text-align="justify" style:justify-single-word="false" fo:text-indent="-6.001cm" style:auto-text-indent="false" style:page-number="auto" fo:background-color="transparent"/>
      <style:text-properties officeooo:rsid="000e4d39" officeooo:paragraph-rsid="000e4d39"/>
    </style:style>
    <style:style style:name="P23" style:family="paragraph" style:parent-style-name="Text_20_body">
      <style:paragraph-properties fo:margin-top="0.25cm" fo:margin-bottom="0cm" loext:contextual-spacing="false" style:shadow="none"/>
      <style:text-properties officeooo:rsid="0009c715" officeooo:paragraph-rsid="0009c715"/>
    </style:style>
    <style:style style:name="P24" style:family="paragraph" style:parent-style-name="Heading_20_3">
      <style:paragraph-properties fo:break-before="page"/>
    </style:style>
    <style:style style:name="P25" style:family="paragraph" style:parent-style-name="Heading_20_3">
      <style:paragraph-properties fo:text-align="justify" style:justify-single-word="false" fo:break-before="page"/>
    </style:style>
    <style:style style:name="P26" style:family="paragraph" style:parent-style-name="Standard">
      <loext:graphic-properties draw:fill="none"/>
      <style:paragraph-properties fo:margin-left="6.001cm" fo:margin-right="0cm" fo:text-align="justify" style:justify-single-word="false" fo:text-indent="-6.001cm" style:auto-text-indent="false" fo:background-color="transparent"/>
      <style:text-properties officeooo:rsid="000e4d39" officeooo:paragraph-rsid="000e4d39"/>
    </style:style>
    <style:style style:name="P27" style:family="paragraph" style:parent-style-name="Standard">
      <loext:graphic-properties draw:fill="none"/>
      <style:paragraph-properties fo:margin-left="6.001cm" fo:margin-right="0cm" fo:text-align="justify" style:justify-single-word="false" fo:text-indent="-6.001cm" style:auto-text-indent="false" fo:background-color="transparent"/>
      <style:text-properties officeooo:rsid="000e4d39" officeooo:paragraph-rsid="0030c29a"/>
    </style:style>
    <style:style style:name="P28" style:family="paragraph" style:parent-style-name="Standard">
      <loext:graphic-properties draw:fill="none"/>
      <style:paragraph-properties fo:margin-left="6.001cm" fo:margin-right="0cm" fo:text-align="justify" style:justify-single-word="false" fo:text-indent="-6.001cm" style:auto-text-indent="false" fo:background-color="transparent"/>
      <style:text-properties officeooo:rsid="000e4d39" officeooo:paragraph-rsid="000e4d39" fo:background-color="#ffff00"/>
    </style:style>
    <style:style style:name="P29" style:family="paragraph" style:parent-style-name="List" style:list-style-name="L1">
      <style:paragraph-properties fo:margin-top="0.131cm" fo:margin-bottom="0cm" loext:contextual-spacing="false"/>
    </style:style>
    <style:style style:name="P30" style:family="paragraph" style:parent-style-name="Text_20_body">
      <style:text-properties fo:font-weight="normal" fo:background-color="#ffff00" style:font-weight-asian="normal" style:font-weight-complex="normal"/>
    </style:style>
    <style:style style:name="P31" style:family="paragraph" style:parent-style-name="Text_20_body">
      <style:text-properties fo:font-weight="normal" style:font-weight-asian="normal" style:font-weight-complex="normal"/>
    </style:style>
    <style:style style:name="P32" style:family="paragraph" style:parent-style-name="Text_20_body">
      <style:text-properties style:use-window-font-color="true"/>
    </style:style>
    <style:style style:name="P33" style:family="paragraph" style:parent-style-name="Text_20_body">
      <style:paragraph-properties>
        <style:tab-stops/>
      </style:paragraph-properties>
    </style:style>
    <style:style style:name="P34" style:family="paragraph" style:parent-style-name="Text_20_body">
      <style:paragraph-properties>
        <style:tab-stops/>
      </style:paragraph-properties>
      <style:text-properties officeooo:paragraph-rsid="0038caca"/>
    </style:style>
    <style:style style:name="P35" style:family="paragraph" style:parent-style-name="Text_20_body">
      <style:paragraph-properties fo:text-align="start" style:justify-single-word="false"/>
      <style:text-properties officeooo:rsid="000c5ac2" officeooo:paragraph-rsid="004122ec"/>
    </style:style>
    <style:style style:name="P36" style:family="paragraph" style:parent-style-name="Text_20_body" style:list-style-name="L1">
      <style:paragraph-properties fo:margin-top="0.131cm" fo:margin-bottom="0cm" loext:contextual-spacing="false"/>
      <style:text-properties officeooo:rsid="0009c715" officeooo:paragraph-rsid="0009c715"/>
    </style:style>
    <style:style style:name="P37" style:family="paragraph" style:parent-style-name="Text_20_body" style:list-style-name="L3">
      <style:paragraph-properties fo:margin-top="0.131cm" fo:margin-bottom="0cm" loext:contextual-spacing="false"/>
      <style:text-properties fo:font-weight="normal" style:font-weight-asian="normal" style:font-weight-complex="normal"/>
    </style:style>
    <style:style style:name="P38" style:family="paragraph" style:parent-style-name="Text_20_body" style:list-style-name="L4">
      <style:paragraph-properties fo:margin-top="0.131cm" fo:margin-bottom="0cm" loext:contextual-spacing="false"/>
      <style:text-properties officeooo:rsid="000c5ac2" officeooo:paragraph-rsid="000c5ac2"/>
    </style:style>
    <style:style style:name="P39" style:family="paragraph" style:parent-style-name="Text_20_body" style:list-style-name="L6">
      <style:paragraph-properties fo:margin-top="0.131cm" fo:margin-bottom="0cm" loext:contextual-spacing="false"/>
      <style:text-properties officeooo:rsid="000c5ac2" officeooo:paragraph-rsid="000c5ac2"/>
    </style:style>
    <style:style style:name="P40" style:family="paragraph" style:parent-style-name="Text_20_body" style:list-style-name="L7">
      <style:paragraph-properties fo:margin-top="0.131cm" fo:margin-bottom="0cm" loext:contextual-spacing="false"/>
      <style:text-properties officeooo:rsid="000c5ac2" officeooo:paragraph-rsid="000c5ac2"/>
    </style:style>
    <style:style style:name="P41" style:family="paragraph" style:parent-style-name="Text_20_body" style:list-style-name="L6">
      <style:paragraph-properties fo:margin-top="0.131cm" fo:margin-bottom="0cm" loext:contextual-spacing="false" fo:text-align="start" style:justify-single-word="false"/>
      <style:text-properties officeooo:rsid="000c5ac2" officeooo:paragraph-rsid="004122ec"/>
    </style:style>
    <style:style style:name="P42" style:family="paragraph" style:parent-style-name="Text_20_body" style:list-style-name="L16">
      <style:paragraph-properties fo:margin-top="0.131cm" fo:margin-bottom="0cm" loext:contextual-spacing="false" fo:text-align="start" style:justify-single-word="false"/>
      <style:text-properties officeooo:rsid="000c5ac2" officeooo:paragraph-rsid="004122ec"/>
    </style:style>
    <style:style style:name="P43" style:family="paragraph" style:parent-style-name="Text_20_body" style:list-style-name="L5">
      <style:paragraph-properties fo:margin-top="0.131cm" fo:margin-bottom="0cm" loext:contextual-spacing="false"/>
    </style:style>
    <style:style style:name="P44" style:family="paragraph" style:parent-style-name="Text_20_body" style:list-style-name="L8">
      <style:paragraph-properties fo:margin-top="0.131cm" fo:margin-bottom="0cm" loext:contextual-spacing="false"/>
    </style:style>
    <style:style style:name="P45" style:family="paragraph" style:parent-style-name="Text_20_body" style:list-style-name="L9">
      <style:paragraph-properties fo:margin-top="0.131cm" fo:margin-bottom="0cm" loext:contextual-spacing="false"/>
    </style:style>
    <style:style style:name="P46" style:family="paragraph" style:parent-style-name="Text_20_body" style:list-style-name="L10">
      <style:paragraph-properties fo:margin-top="0.131cm" fo:margin-bottom="0cm" loext:contextual-spacing="false"/>
    </style:style>
    <style:style style:name="P47" style:family="paragraph" style:parent-style-name="Text_20_body" style:list-style-name="L11">
      <style:paragraph-properties fo:margin-top="0.131cm" fo:margin-bottom="0cm" loext:contextual-spacing="false"/>
      <style:text-properties officeooo:rsid="001218d9" officeooo:paragraph-rsid="001218d9"/>
    </style:style>
    <style:style style:name="P48" style:family="paragraph" style:parent-style-name="Text_20_body" style:list-style-name="L12">
      <style:paragraph-properties fo:margin-top="0.131cm" fo:margin-bottom="0cm" loext:contextual-spacing="false"/>
      <style:text-properties officeooo:rsid="001218d9" officeooo:paragraph-rsid="001218d9"/>
    </style:style>
    <style:style style:name="P49" style:family="paragraph" style:parent-style-name="Text_20_body" style:list-style-name="L13">
      <style:paragraph-properties fo:margin-top="0.131cm" fo:margin-bottom="0cm" loext:contextual-spacing="false"/>
      <style:text-properties officeooo:rsid="001a1b83" officeooo:paragraph-rsid="001a1b83"/>
    </style:style>
    <style:style style:name="P50" style:family="paragraph" style:parent-style-name="Text_20_body" style:list-style-name="L14">
      <style:paragraph-properties fo:margin-top="0.131cm" fo:margin-bottom="0cm" loext:contextual-spacing="false"/>
      <style:text-properties officeooo:rsid="001a1b83" officeooo:paragraph-rsid="001a1b83"/>
    </style:style>
    <style:style style:name="P51" style:family="paragraph" style:parent-style-name="Text_20_body" style:list-style-name="L15">
      <style:paragraph-properties fo:margin-top="0.131cm" fo:margin-bottom="0cm" loext:contextual-spacing="false"/>
    </style:style>
    <style:style style:name="P52" style:family="paragraph" style:parent-style-name="Heading_20_1">
      <style:text-properties officeooo:paragraph-rsid="0004e19b"/>
    </style:style>
    <style:style style:name="P53" style:family="paragraph" style:parent-style-name="Heading_20_2">
      <style:text-properties officeooo:rsid="000e4d39" officeooo:paragraph-rsid="000c5ac2"/>
    </style:style>
    <style:style style:name="P54" style:family="paragraph" style:parent-style-name="Heading_20_2">
      <style:text-properties officeooo:paragraph-rsid="0035a65b"/>
    </style:style>
    <style:style style:name="P55" style:family="paragraph" style:parent-style-name="Heading_20_2">
      <style:paragraph-properties fo:break-before="page"/>
      <style:text-properties officeooo:paragraph-rsid="000c5ac2"/>
    </style:style>
    <style:style style:name="P56" style:family="paragraph">
      <style:paragraph-properties fo:line-height="100%">
        <style:tab-stops/>
      </style:paragraph-properties>
    </style:style>
    <style:style style:name="P57" style:family="paragraph">
      <loext:graphic-properties draw:fill="none" draw:fill-color="#ffffff"/>
      <style:paragraph-properties fo:line-height="100%">
        <style:tab-stops/>
      </style:paragraph-properties>
      <style:text-properties fo:font-size="12pt"/>
    </style:style>
    <style:style style:name="P58" style:family="paragraph">
      <style:text-properties style:font-name="F" fo:font-size="12pt"/>
    </style:style>
    <style:style style:name="P59" style:family="paragraph">
      <style:paragraph-properties fo:margin-left="0.499cm" fo:margin-right="0cm" fo:text-indent="-0.498cm">
        <style:tab-stops>
          <style:tab-stop style:position="0.283cm"/>
        </style:tab-stops>
      </style:paragraph-properties>
      <style:text-properties style:font-name="F" fo:font-size="12pt"/>
    </style:style>
    <style:style style:name="P60" style:family="paragraph">
      <style:paragraph-properties fo:margin-left="1cm" fo:margin-right="0cm" fo:text-indent="-0.498cm">
        <style:tab-stops>
          <style:tab-stop style:position="0.567cm"/>
        </style:tab-stops>
      </style:paragraph-properties>
      <style:text-properties style:font-name="F" fo:font-size="12pt"/>
    </style:style>
    <style:style style:name="P61" style:family="paragraph">
      <loext:graphic-properties draw:fill="none" draw:fill-color="#ffffff"/>
      <style:paragraph-properties fo:line-height="100%">
        <style:tab-stops/>
      </style:paragraph-properties>
      <style:text-properties style:font-name="F" fo:font-size="12pt"/>
    </style:style>
    <style:style style:name="P62" style:family="paragraph">
      <style:text-properties style:font-name="F" fo:font-size="12pt" fo:font-weight="normal" style:font-weight-asian="normal" style:font-weight-complex="normal"/>
    </style:style>
    <style:style style:name="P63" style:family="paragraph">
      <loext:graphic-properties draw:fill="none" draw:fill-color="#ffffff"/>
      <style:paragraph-properties fo:line-height="100%">
        <style:tab-stops/>
      </style:paragraph-properties>
      <style:text-properties style:font-name="F" fo:font-size="12pt" fo:font-weight="normal" style:font-weight-asian="normal" style:font-weight-complex="normal"/>
    </style:style>
    <style:style style:name="P64" style:family="paragraph">
      <style:paragraph-properties fo:margin-left="0cm" fo:margin-right="0cm" fo:margin-top="0.131cm" fo:margin-bottom="0cm" fo:text-indent="0cm">
        <style:tab-stops>
          <style:tab-stop style:position="0.283cm"/>
        </style:tab-stops>
      </style:paragraph-properties>
      <style:text-properties fo:color="#ffffff" style:font-name="F" fo:font-size="12pt"/>
    </style:style>
    <style:style style:name="P65" style:family="paragraph">
      <loext:graphic-properties draw:fill="solid" draw:fill-color="#006699"/>
      <style:paragraph-properties fo:margin-left="0cm" fo:margin-right="0cm" fo:margin-top="0.131cm" fo:margin-bottom="0cm" fo:line-height="100%" fo:text-indent="0cm">
        <style:tab-stops>
          <style:tab-stop style:position="0.283cm"/>
        </style:tab-stops>
      </style:paragraph-properties>
      <style:text-properties fo:color="#ffffff" style:font-name="F" fo:font-size="12pt" fo:font-weight="normal" style:font-weight-asian="normal" style:font-weight-complex="normal"/>
    </style:style>
    <style:style style:name="P66" style:family="paragraph">
      <style:paragraph-properties fo:margin-left="0.499cm" fo:margin-right="0cm" fo:margin-top="0.131cm" fo:margin-bottom="0cm" fo:text-indent="-0.498cm">
        <style:tab-stops>
          <style:tab-stop style:position="0.283cm"/>
        </style:tab-stops>
      </style:paragraph-properties>
      <style:text-properties fo:color="#ffffff" style:font-name="F" fo:font-size="12pt"/>
    </style:style>
    <style:style style:name="P67" style:family="paragraph">
      <loext:graphic-properties draw:fill="solid" draw:fill-color="#006699"/>
      <style:paragraph-properties fo:margin-left="0.499cm" fo:margin-right="0cm" fo:margin-top="0.131cm" fo:margin-bottom="0cm" fo:line-height="100%" fo:text-indent="-0.498cm">
        <style:tab-stops>
          <style:tab-stop style:position="0.283cm"/>
        </style:tab-stops>
      </style:paragraph-properties>
      <style:text-properties fo:color="#ffffff" style:font-name="F" fo:font-size="12pt" fo:font-weight="normal" style:font-weight-asian="normal" style:font-weight-complex="normal"/>
    </style:style>
    <style:style style:name="T1" style:family="text">
      <style:text-properties officeooo:rsid="0009c715"/>
    </style:style>
    <style:style style:name="T2" style:family="text">
      <style:text-properties officeooo:rsid="0029bc0c"/>
    </style:style>
    <style:style style:name="T3" style:family="text">
      <style:text-properties officeooo:rsid="001bf54d"/>
    </style:style>
    <style:style style:name="T4" style:family="text">
      <style:text-properties officeooo:rsid="0004e19b"/>
    </style:style>
    <style:style style:name="T5" style:family="text">
      <style:text-properties fo:font-weight="bold" style:font-weight-asian="bold" style:font-weight-complex="bold"/>
    </style:style>
    <style:style style:name="T6" style:family="text">
      <style:text-properties fo:font-weight="bold" officeooo:rsid="00186bcf" style:font-weight-asian="bold" style:font-weight-complex="bold"/>
    </style:style>
    <style:style style:name="T7" style:family="text">
      <style:text-properties fo:font-weight="bold" officeooo:rsid="0032436d" fo:background-color="#ffff00" loext:char-shading-value="0" style:font-weight-asian="bold" style:font-weight-complex="bold"/>
    </style:style>
    <style:style style:name="T8" style:family="text">
      <style:text-properties officeooo:rsid="000a790f"/>
    </style:style>
    <style:style style:name="T9" style:family="text">
      <style:text-properties officeooo:rsid="000c5ac2"/>
    </style:style>
    <style:style style:name="T10" style:family="text">
      <style:text-properties fo:font-weight="normal" style:font-weight-asian="normal" style:font-weight-complex="normal"/>
    </style:style>
    <style:style style:name="T11" style:family="text">
      <style:text-properties fo:font-weight="normal" officeooo:rsid="0030c29a" fo:background-color="#ffff00" loext:char-shading-value="0" style:font-weight-asian="normal" style:font-weight-complex="normal"/>
    </style:style>
    <style:style style:name="T12" style:family="text">
      <style:text-properties fo:font-weight="normal" officeooo:rsid="002ee9ee" fo:background-color="#ffff00" loext:char-shading-value="0" style:font-weight-asian="normal" style:font-weight-complex="normal"/>
    </style:style>
    <style:style style:name="T13" style:family="text">
      <style:text-properties fo:font-weight="normal" officeooo:rsid="003506d0" fo:background-color="#ffff00" loext:char-shading-value="0" style:font-weight-asian="normal" style:font-weight-complex="normal"/>
    </style:style>
    <style:style style:name="T14" style:family="text">
      <style:text-properties officeooo:rsid="001218d9"/>
    </style:style>
    <style:style style:name="T15" style:family="text">
      <style:text-properties officeooo:rsid="00128f5a"/>
    </style:style>
    <style:style style:name="T16" style:family="text">
      <style:text-properties officeooo:rsid="00158ef0"/>
    </style:style>
    <style:style style:name="T17" style:family="text">
      <style:text-properties officeooo:rsid="0017671e"/>
    </style:style>
    <style:style style:name="T18" style:family="text">
      <style:text-properties style:text-position="super 58%"/>
    </style:style>
    <style:style style:name="T19" style:family="text">
      <style:text-properties style:text-position="super 58%" fo:font-weight="bold" style:font-weight-asian="bold" style:font-weight-complex="bold"/>
    </style:style>
    <style:style style:name="T20" style:family="text">
      <style:text-properties officeooo:rsid="00186bcf"/>
    </style:style>
    <style:style style:name="T21" style:family="text">
      <style:text-properties officeooo:rsid="00203529"/>
    </style:style>
    <style:style style:name="T22" style:family="text">
      <style:text-properties officeooo:rsid="00215604"/>
    </style:style>
    <style:style style:name="T23" style:family="text">
      <style:text-properties officeooo:rsid="0022456c"/>
    </style:style>
    <style:style style:name="T24" style:family="text">
      <style:text-properties officeooo:rsid="0024c495"/>
    </style:style>
    <style:style style:name="T25" style:family="text">
      <style:text-properties officeooo:rsid="002abaea"/>
    </style:style>
    <style:style style:name="T26" style:family="text">
      <style:text-properties officeooo:rsid="002cf48a"/>
    </style:style>
    <style:style style:name="T27" style:family="text">
      <style:text-properties officeooo:rsid="002ee9ee"/>
    </style:style>
    <style:style style:name="T28" style:family="text">
      <style:text-properties officeooo:rsid="0030c29a"/>
    </style:style>
    <style:style style:name="T29" style:family="text">
      <style:text-properties fo:font-style="italic" fo:font-weight="normal" officeooo:rsid="0030c29a" fo:background-color="#ffff00" loext:char-shading-value="0" style:font-style-asian="italic" style:font-weight-asian="normal" style:font-style-complex="italic" style:font-weight-complex="normal"/>
    </style:style>
    <style:style style:name="T30" style:family="text">
      <style:text-properties fo:font-style="italic" officeooo:rsid="0030c29a" fo:background-color="#ffff00" loext:char-shading-value="0" style:font-style-asian="italic" style:font-style-complex="italic"/>
    </style:style>
    <style:style style:name="T31" style:family="text">
      <style:text-properties officeooo:rsid="0030c29a" fo:background-color="#ffff00" loext:char-shading-value="0"/>
    </style:style>
    <style:style style:name="T32" style:family="text">
      <style:text-properties fo:background-color="#ffff00" loext:char-shading-value="0"/>
    </style:style>
    <style:style style:name="T33" style:family="text">
      <style:text-properties officeooo:rsid="0032436d" fo:background-color="#ffff00" loext:char-shading-value="0"/>
    </style:style>
    <style:style style:name="T34" style:family="text">
      <style:text-properties officeooo:rsid="003388c5" fo:background-color="#ffff00" loext:char-shading-value="0"/>
    </style:style>
    <style:style style:name="T35" style:family="text">
      <style:text-properties officeooo:rsid="0033bfe1" fo:background-color="#ffff00" loext:char-shading-value="0"/>
    </style:style>
    <style:style style:name="T36" style:family="text">
      <style:text-properties officeooo:rsid="003506d0" fo:background-color="#ffff00" loext:char-shading-value="0"/>
    </style:style>
    <style:style style:name="T37" style:family="text">
      <style:text-properties fo:color="#006699"/>
    </style:style>
    <style:style style:name="T38" style:family="text">
      <style:text-properties fo:color="#006699" fo:font-weight="bold" style:font-weight-asian="bold" style:font-weight-complex="bold"/>
    </style:style>
    <style:style style:name="T39" style:family="text">
      <style:text-properties style:font-name="Liberation Serif" fo:font-size="12pt"/>
    </style:style>
    <style:style style:name="T40" style:family="text">
      <style:text-properties style:use-window-font-color="true" style:font-name="Liberation Serif" fo:font-size="12pt" fo:font-weight="normal" style:font-weight-asian="normal" style:font-weight-complex="normal"/>
    </style:style>
    <style:style style:name="T41" style:family="text">
      <style:text-properties fo:color="#006699" style:font-name="Liberation Serif" fo:font-size="12pt" fo:font-weight="normal" style:font-weight-asian="normal" style:font-weight-complex="normal"/>
    </style:style>
    <style:style style:name="T42" style:family="text">
      <style:text-properties style:font-name="Liberation Serif" fo:font-size="12pt" fo:font-weight="normal" style:font-weight-asian="normal" style:font-weight-complex="normal"/>
    </style:style>
    <style:style style:name="T43" style:family="text">
      <style:text-properties fo:color="#006699" style:font-name="Liberation Serif" fo:font-size="12pt" fo:font-weight="bold" style:font-weight-asian="bold" style:font-weight-complex="bold"/>
    </style:style>
    <style:style style:name="T44" style:family="text">
      <style:text-properties fo:color="#ffffff" style:font-name="Liberation Serif" fo:font-size="12pt" fo:font-weight="normal" style:font-weight-asian="normal" style:font-weight-complex="normal"/>
    </style:style>
    <style:style style:name="T45" style:family="text">
      <style:text-properties fo:color="#ffffff" style:font-name="Liberation Serif" fo:font-size="12pt" fo:font-weight="bold" style:font-weight-asian="bold" style:font-weight-complex="bold"/>
    </style:style>
    <style:style style:name="Sect1"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6699" draw:fill="none" draw:fill-color="#ffffff" fo:min-height="2.731cm" fo:padding-top="0.101cm" fo:padding-bottom="0.101cm" fo:padding-left="0.199cm" fo:padding-right="0.199cm" style:run-through="foreground" style:wrap="left" style:number-wrapped-paragraphs="no-limit" style:wrap-contour="true" style:wrap-contour-mode="full" style:vertical-pos="from-top" style:vertical-rel="paragraph" style:horizontal-pos="from-left" style:horizontal-rel="paragraph"/>
    </style:style>
    <style:style style:name="gr2" style:family="graphic">
      <style:graphic-properties draw:stroke="solid" svg:stroke-color="#006699" draw:fill="none" draw:fill-color="#ffffff" fo:min-height="3.635cm" fo:padding-top="0.101cm" fo:padding-bottom="0.101cm" fo:padding-left="0.199cm" fo:padding-right="0.199cm" style:run-through="foreground" style:wrap="right" style:number-wrapped-paragraphs="no-limit" style:wrap-contour="true" style:wrap-contour-mode="full" style:vertical-pos="from-top" style:vertical-rel="paragraph" style:horizontal-pos="from-left" style:horizontal-rel="paragraph"/>
    </style:style>
    <style:style style:name="gr3" style:family="graphic">
      <style:graphic-properties draw:stroke="solid" svg:stroke-color="#006699" draw:fill="none" draw:fill-color="#ffffff" fo:min-height="5.299cm" fo:padding-top="0.101cm" fo:padding-bottom="0.101cm" fo:padding-left="0.199cm" fo:padding-right="0.199cm" style:run-through="foreground" style:wrap="right" style:number-wrapped-paragraphs="no-limit" style:wrap-contour="true" style:wrap-contour-mode="full" style:vertical-pos="from-top" style:vertical-rel="paragraph" style:horizontal-pos="from-left" style:horizontal-rel="paragraph"/>
    </style:style>
    <style:style style:name="gr4" style:family="graphic">
      <style:graphic-properties draw:stroke="solid" svg:stroke-color="#006699" draw:fill="none" draw:fill-color="#ffffff" fo:min-height="3.013cm" fo:padding-top="0.199cm" fo:padding-bottom="0.199cm" fo:padding-left="0.199cm" fo:padding-right="0.199cm" style:run-through="foreground" style:wrap="right" style:number-wrapped-paragraphs="no-limit" style:wrap-contour="true" style:wrap-contour-mode="full" style:vertical-pos="from-top" style:vertical-rel="paragraph" style:horizontal-pos="from-left" style:horizontal-rel="paragraph"/>
    </style:style>
    <style:style style:name="gr5" style:family="graphic">
      <style:graphic-properties style:run-through="foreground" style:vertical-pos="from-top" style:vertical-rel="paragraph" style:horizontal-pos="from-left" style:horizontal-rel="paragraph"/>
    </style:style>
    <style:style style:name="gr6" style:family="graphic">
      <style:graphic-properties draw:stroke="solid" svg:stroke-color="#006699" draw:fill="solid" draw:fill-color="#006699" fo:min-height="1.501cm" fo:padding-top="0.101cm" fo:padding-bottom="0.101cm" fo:padding-left="0.199cm" fo:padding-right="0.199cm" style:run-through="foreground"/>
    </style:style>
    <style:style style:name="gr7" style:family="graphic">
      <style:graphic-properties draw:stroke="solid" svg:stroke-color="#006699" draw:fill="solid" draw:fill-color="#006699" fo:min-height="2.697cm" fo:padding-top="0.101cm" fo:padding-bottom="0.101cm" fo:padding-left="0.199cm" fo:padding-right="0.199cm" style:run-through="foreground"/>
    </style:style>
    <style:style style:name="gr8" style:family="graphic">
      <style:graphic-properties draw:stroke="solid" svg:stroke-color="#006699" draw:fill="none" draw:fill-color="#ffffff" fo:min-height="1.834cm" fo:padding-top="0.199cm" fo:padding-bottom="0.199cm" fo:padding-left="0.199cm" fo:padding-right="0.199cm" style:run-through="foreground" style:wrap="right" style:number-wrapped-paragraphs="no-limit" style:wrap-contour="tru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estation d'accompagnement collectif <text:span text:style-name="T26">(DLA)</text:span></text:p>
      <text:p text:style-name="P15">S’organiser gràce aux outils numériques (enjeux, outillage)</text:p>
      <text:h text:style-name="Heading_20_1" text:outline-level="1">Le contexte</text:h>
      <text:h text:style-name="Heading_20_2" text:outline-level="2">Rappel de la demande</text:h>
      <text:p text:style-name="P7">La plupart des petites associations ont une connaissance superficielle et une utilisation parcellaire des outils numériques. Elles se sont appropriés les outils de communication tels que les emails et, dans une moindre mesure, Facebook. En revanche, elles sont beaucoup moins nombreuses à connaître et à utiliser, sans parler de les maîtriser, d'autres types d'outils numériques.</text:p>
      <text:p text:style-name="P7">Dans le même temps, beaucoup de ces associations sont confrontées à des questions d'animation du collectif, de gouvernance, de suivi des actions, etc. Or, de nombreux outils existent qui pourraient répondre sur le plan technique à ces besoins.</text:p>
      <text:p text:style-name="P23">L'enjeu de cette intervention est de permettre à ces structures :</text:p>
      <text:list xml:id="list7428344616760619428" text:style-name="L1">
        <text:list-item>
          <text:p text:style-name="P29">d'identifier, parmi le panel d'outils existant, ceux qui sont pertinents pour chacune d'entre elles ;</text:p>
        </text:list-item>
        <text:list-item>
          <text:p text:style-name="P36">de se former à l'utilisation de plusieurs outils numériques simples ;</text:p>
        </text:list-item>
        <text:list-item>
          <text:p text:style-name="P36">d'apprendre à mettre en adéquation avec leurs besoins les usages et les outils adaptés.</text:p>
        </text:list-item>
      </text:list>
      <text:h text:style-name="Heading_20_2" text:outline-level="2">Le numérique, un enjeu pour l'ESS</text:h>
      <text:p text:style-name="Text_20_body">Le numérique est présent dans toutes les sphères de notre société : au travail, dans l'environnement familial, à l'école. Il constitue désormais un fait social total qu'il est impossible d'ignorer. Les usages et la culture numériques constituent donc de nouveaux savoirs de base permettant de rendre l'activité quotidienne des acteurs plus efficace, plus performante et de nourrir leur inspiration d'innovation collective.</text:p>
      <text:p text:style-name="Text_20_body">Si l'on retourne aux sources de l'utopie numérique, internet a été avant tout imaginé comme un outil permettant à un grand nombre d'acteurs d'interagir, de disposer de connaissances partagées et de pouvoir y contribuer en toute liberté. C'est ainsi que nous souhaitons considérer le numérique, bien loin des usages consumériste<text:span text:style-name="T1">s</text:span> ou de contrôle induits par certains d'outils désormais disponibles.</text:p>
      <text:p text:style-name="P7">Gouvernance collective, utilité sociale, actions conjointes de bénévoles et de salariés, ancrage territorial.... biens appropriés et utilisés en conscience, les outils numériques libèrent leur potentiel collaboratif et viennent renforcer les capacités d'action collective de leurs usagers. Les associations <text:soft-page-break/>peuvent désormais s'appuyer sur des outils capacitants, respectueux, tant des données personnelles, que des choix de gouvernance et d'organisation pré-existants.</text:p>
      <text:p text:style-name="P7">Que ce soit pour mettre en œuvre une stratégie (en tant qu'outil de pilotage et de travail collectif) ou pour valoriser ses actions, le numérique est un levier encore trop peu activé par la plupart des associations.</text:p>
      <text:h text:style-name="P52" text:outline-level="1">Notre <text:span text:style-name="T4">proposition</text:span></text:h>
      <text:h text:style-name="P54" text:outline-level="2"><text:span text:style-name="T4">Notre </text:span>intention</text:h>
      <text:p text:style-name="P32"><text:span text:style-name="T38">Notre objectif est d'insuffler et de favoriser la mise en œuvre de la coopération.</text:span> </text:p>
      <text:p text:style-name="P33"><draw:frame text:anchor-type="paragraph" draw:z-index="0" draw:name="Forme1" draw:style-name="gr1" draw:text-style-name="P57" svg:width="13.782cm" svg:height="3.125cm" svg:x="3.237cm" svg:y="0.153cm"><draw:text-box draw:corner-radius="0.4cm"><text:p text:style-name="P56"><text:span text:style-name="T39">Notre intervention ne consiste donc </text:span><text:span text:style-name="T39">pas en un transfert de savoirs </text:span><text:span text:style-name="T39">descendants.</text:span></text:p><text:p text:style-name="P56"><text:span text:style-name="T39">Les animateurs proposent un cadre </text:span><text:span text:style-name="T39">propice à </text:span><text:span text:style-name="T40">l'</text:span><text:span text:style-name="T41">intelligence collective</text:span><text:span text:style-name="T39">. </text:span></text:p><text:p text:style-name="P56"><text:span text:style-name="T39">Les participants y mobilisent leurs </text:span><text:span text:style-name="T39">propres connaissances et </text:span><text:span text:style-name="T39">expériences et chacun devient </text:span><text:span text:style-name="T39">acteur de ses apprentissages. </text:span></text:p><text:p text:style-name="P56"><text:span text:style-name="T39">Les animateurs adaptent, quant à </text:span><text:span text:style-name="T39">eux, en permanence le cadre et les </text:span><text:span text:style-name="T39">contenus proposés aux </text:span><text:span text:style-name="T41">besoins de </text:span><text:span text:style-name="T41">chacun et du groupe</text:span><text:span text:style-name="T39">.</text:span></text:p></draw:text-box></draw:frame></text:p>
      <text:p text:style-name="P33"/>
      <text:p text:style-name="P33"/>
      <text:p text:style-name="P33"/>
      <text:p text:style-name="P33"><draw:frame text:anchor-type="paragraph" draw:z-index="1" draw:name="Forme1" draw:style-name="gr2" draw:text-style-name="P61" svg:width="8.302cm" svg:height="4.098cm" svg:x="0.012cm" svg:y="0.351cm"><draw:text-box draw:corner-radius="0.4cm"><text:p text:style-name="P58"><text:span text:style-name="T39">Dans cette démarche vers plus de coopération, les </text:span><text:span text:style-name="T41">outils</text:span><text:span text:style-name="T42"> et </text:span><text:span text:style-name="T41">usages numériques</text:span><text:span text:style-name="T42"> permettent : </text:span></text:p><text:p text:style-name="P59"><text:span text:style-name="T43">•</text:span><text:span text:style-name="T41"><text:tab/></text:span><text:span text:style-name="T42">d'accompagner un </text:span><text:span text:style-name="T41">changement de posture</text:span><text:span text:style-name="T42"> des acteurs </text:span><text:span text:style-name="T42">de l'ESS,</text:span></text:p><text:p text:style-name="P59"><text:span text:style-name="T43">•</text:span><text:span text:style-name="T41"><text:tab/></text:span><text:span text:style-name="T42">de favoriser</text:span></text:p><text:p text:style-name="P60"><text:span text:style-name="T43">•</text:span><text:span text:style-name="T41"><text:tab/></text:span><text:span text:style-name="T42">leur </text:span><text:span text:style-name="T41">mise en réseau</text:span><text:span text:style-name="T42"> </text:span></text:p><text:p text:style-name="P60"><text:span text:style-name="T43">•</text:span><text:span text:style-name="T41"><text:tab/></text:span><text:span text:style-name="T42">et leurs </text:span><text:span text:style-name="T41">capacités à agir collectivement</text:span><text:span text:style-name="T42"> </text:span><text:span text:style-name="T39">en interne </text:span><text:span text:style-name="T39">comme en externe.</text:span></text:p></draw:text-box></draw:frame><draw:frame text:anchor-type="paragraph" draw:z-index="2" draw:name="Forme1" draw:style-name="gr3" draw:text-style-name="P63" svg:width="8.504cm" svg:height="5.559cm" svg:x="8.5cm" svg:y="0.483cm"><draw:text-box draw:corner-radius="0.4cm"><text:p text:style-name="P62"><text:span text:style-name="T42">Nous pensons que seul un </text:span><text:span text:style-name="T41">usage adapté</text:span><text:span text:style-name="T42"> aux circonstances fait d'un outil un </text:span><text:span text:style-name="T41">levier d'action</text:span><text:span text:style-name="T42"> </text:span><text:span text:style-name="T42">pertinent. </text:span></text:p><text:p text:style-name="P62"><text:span text:style-name="T42">En permettant aux participants d'utiliser de manière éclairée des outils numériques et d'y </text:span><text:span text:style-name="T42">développer des </text:span><text:span text:style-name="T41">habitudes de contribution</text:span><text:span text:style-name="T42">, nous entendons favoriser le développement de </text:span><text:span text:style-name="T42">leur </text:span><text:span text:style-name="T41">pouvoir d'agir</text:span><text:span text:style-name="T42"> afin qu’ils puissent dépasser la simple consommation passive d'outils </text:span><text:span text:style-name="T42">dont ils ignoreraient les enjeux et le potentiel émancipateur.</text:span></text:p></draw:text-box></draw:frame></text:p>
      <text:p text:style-name="P34"><draw:g text:anchor-type="paragraph" draw:z-index="4" draw:style-name="gr5"><draw:frame draw:name="Forme1" draw:style-name="gr6" draw:text-style-name="P65" svg:width="7.66cm" svg:height="1.703cm" svg:x="0.026cm" svg:y="4.509cm"><draw:text-box draw:corner-radius="0.4cm"><text:p text:style-name="P64"><text:span text:style-name="T44">Nous mettons au cœur de notre action trois éléments à égal niveau d'importance :</text:span></text:p></draw:text-box></draw:frame><draw:frame draw:name="Forme1" draw:style-name="gr7" draw:text-style-name="P67" svg:width="15.751cm" svg:height="2.899cm" svg:x="0.026cm" svg:y="5.666cm"><draw:text-box draw:corner-radius="0.4cm"><text:p text:style-name="P66"><text:span text:style-name="T45">•</text:span><text:span text:style-name="T44"><text:tab/></text:span><text:span text:style-name="T44">l'acquisition de compétences numériques (utilisation d'outils) ;</text:span></text:p><text:p text:style-name="P66"><text:span text:style-name="T45">•</text:span><text:span text:style-name="T44"><text:tab/></text:span><text:span text:style-name="T44">le développement d'une culture numérique « de base » (qui conditionne le choix éclairé </text:span><text:span text:style-name="T44">d'outils et d'usages associés) ;</text:span></text:p><text:p text:style-name="P66"><text:span text:style-name="T45">•</text:span><text:span text:style-name="T44"><text:tab/></text:span><text:span text:style-name="T44">la pratique de la coopération, à travers un mode d'animation co-créatif centré sur les </text:span><text:span text:style-name="T44">participants et propice à l'intelligence collective.</text:span></text:p></draw:text-box></draw:frame></draw:g></text:p>
      <text:p text:style-name="P10"/>
      <text:p text:style-name="Text_20_body"/>
      <text:p text:style-name="Text_20_body"><draw:frame text:anchor-type="paragraph" draw:z-index="3" draw:name="Forme1" draw:style-name="gr4" draw:text-style-name="P63" svg:width="10.108cm" svg:height="3.809cm" svg:x="0.007cm" svg:y="2.866cm"><draw:text-box draw:corner-radius="0.4cm"><text:p text:style-name="P58"><text:span text:style-name="T42">Nos formats permettent l'</text:span><text:span text:style-name="T41">expérimentation</text:span><text:span text:style-name="T42">. </text:span></text:p><text:p text:style-name="P58"><text:span text:style-name="T42">Les apprentissages passent par le « faire ». </text:span></text:p><text:p text:style-name="P58"><text:span text:style-name="T42">Le cadre des ateliers favorise donc </text:span><text:span text:style-name="T42">l'expérimentation </text:span><text:span text:style-name="T41">enthousiaste et concrète</text:span><text:span text:style-name="T42"> des </text:span><text:span text:style-name="T42">contenus proposés. </text:span></text:p><text:p text:style-name="P58"><text:span text:style-name="T42">L'enjeu est, au travers d'</text:span><text:span text:style-name="T41">expériences </text:span><text:span text:style-name="T41">irréversibles de coopération</text:span><text:span text:style-name="T42">, de pratiquer tant </text:span><text:span text:style-name="T42">les postures nécessaires à l'action collective </text:span><text:span text:style-name="T42">que les outils qui la facilitent.</text:span></text:p></draw:text-box></draw:frame><draw:frame text:anchor-type="paragraph" draw:z-index="5" draw:name="Forme1" draw:style-name="gr8" draw:text-style-name="P63" svg:width="6.351cm" svg:height="3.322cm" svg:x="10.643cm" svg:y="3.131cm"><draw:text-box draw:corner-radius="0.4cm"><text:p text:style-name="P58"><text:span text:style-name="T42">Pour rester en accord avec l'éthique numérique </text:span><text:span text:style-name="T42">que nous défendons, nous encourageons au </text:span><text:span text:style-name="T42">maximum le choix d'</text:span><text:span text:style-name="T43">outils libres</text:span><text:span text:style-name="T42"> et et qui </text:span><text:span text:style-name="T42">s'adaptent aux besoins des utilisateurs (et non </text:span><text:span text:style-name="T42">l'inverse).</text:span></text:p></draw:text-box></draw:frame></text:p>
      <text:h text:style-name="Heading_20_2" text:outline-level="2"><text:soft-page-break/><text:span text:style-name="T8">Le</text:span> processus</text:h>
      <text:p text:style-name="P10">Notre intervention sera composée d'une alternance d'apports théoriques, de temps d'expérimentation d'outils en individuel ou en petits groupes et de moments de partage en grand groupe. Ainsi, théorie et pratique sont toujours reliée, et les outils toujours abordés avec le recul nécessaire à des usages pertinents.</text:p>
      <text:p text:style-name="P30"><text:span text:style-name="T27">Pour bénéficier utilement de cet accompagnement il est nécessaire d’être familiarisé avec l’ordinateur et de savoir utiliser internet</text:span>.</text:p>
      <text:p text:style-name="Text_20_body">Les temps collectifs seront l'occasion d'une <text:span text:style-name="T10">animation participative afin d'une part, de favoriser une posture active des participants, et d'autre part, de leur fournir des outils d'animation réutilisables.</text:span></text:p>
      <text:p text:style-name="P10">Nous veillerons à établir un climat bienveillant d'écoute qui permettra l'expression sereine des besoins de chacun. </text:p>
      <text:p text:style-name="P10">Nous échangerons ensuite autour d'un panel d'outils mis en place au sein de collectifs qui fonctionnent. Ceci donnera à voir au groupe le potentiel des outils lorsqu'ils sont utilisés à bon escient et dans un environnement favorable. </text:p>
      <text:p text:style-name="P10">Enfin, à partir des besoins identifiés par le groupe et des envies exprimées autour du panel d'outils présentés, nous choisirons avec les participants les outils et sujets qu'ils souhaitent aborder durant la formation. </text:p>
      <text:p text:style-name="Text_20_body">Une fois le programme de la formation validé avec les participants, nous passerons rapidement à la pratique à travers différentes séquences alternées de manière à rythmer la formation :</text:p>
      <text:list xml:id="list7269740753395803501" text:style-name="L3">
        <text:list-item>
          <text:p text:style-name="P37">des cas pratiques d'usages basés sur les besoins concrets de chacun, pour tester des outils <text:span text:style-name="T15">adapté</text:span>s ;</text:p>
        </text:list-item>
        <text:list-item>
          <text:p text:style-name="P37">des temps de retour sur l'usage des outils, sous forme d'analyse collective des avantages, des inconvénients et des risques liés à chaque outils afin d'en définir des règles d'usage ;</text:p>
        </text:list-item>
        <text:list-item>
          <text:p text:style-name="P37">des apports théoriques afin d'assurer à chacun une culture numérique suffisante pour continuer à avancer en autonomie sur la question des outils à l'issue de la formation ;</text:p>
        </text:list-item>
        <text:list-item>
          <text:p text:style-name="P37">des « petites missions individuelles », afin de favoriser la transmission des outils par chacun au sein de sa propre structure.</text:p>
        </text:list-item>
      </text:list>
      <text:p text:style-name="Text_20_body">Les connaissances produites ou abordées durant la formation seront documentées et mutualisées sur un espace en ligne partagé qui restera accessible même après la formation.</text:p>
      <text:h text:style-name="P55" text:outline-level="2">C<text:span text:style-name="T9">ontenus disponibles</text:span></text:h>
      <text:p text:style-name="P8">Les <text:span text:style-name="T5">outils de base</text:span> qu'il nous semble intéressant d'aborder :</text:p>
      <text:list xml:id="list1823722471200133847" text:style-name="L4">
        <text:list-item>
          <text:p text:style-name="P38">écriture collaborative : bloc notes partagé en ligne (ex. : framapad) ;</text:p>
        </text:list-item>
        <text:list-item>
          <text:p text:style-name="P38">outils de sondage : trouver une date, voter à distance (ex. : framadate) ;</text:p>
        </text:list-item>
        <text:list-item>
          <text:p text:style-name="P38">agendas partagés (ex. : framagenda, openagenda) ;</text:p>
        </text:list-item>
        <text:list-item>
          <text:p text:style-name="P38"><text:span text:style-name="T15">g</text:span>estion des mails et listes de discussion ;</text:p>
        </text:list-item>
        <text:list-item>
          <text:p text:style-name="P38">outils de centralisation des informations : disposer d'un espace qui capitalise l'ensemble des outils et ressources de l'association (ex. : YesWiki, Wekan).</text:p>
        </text:list-item>
      </text:list>
      <text:p text:style-name="P8">Les <text:span text:style-name="T5">contenus « théoriques » indispensables </text:span>:</text:p>
      <text:list xml:id="list6748058786427457012" text:style-name="L5">
        <text:list-item>
          <text:p text:style-name="P43">« Définir son cahier des charge, sélectionner un outil numérique adapté à ses besoins et en construire des règles d'usage. »</text:p>
        </text:list-item>
        <text:list-item>
          <text:p text:style-name="P43">« Faciliter l'appropriation et le bon usage d'outils numérique par un collectif (transmission, essaimage). »</text:p>
        </text:list-item>
        <text:list-item>
          <text:p text:style-name="P43">« Logiciels libre, logiciels propriétaire, quelle éthique dans ses choix numériques ? »</text:p>
        </text:list-item>
      </text:list>
      <text:p text:style-name="P8">Ci-après, nous vous proposons également un panel de contenus complémentaires qui pourront être abordés en fonction des demandes éventuelles.</text:p>
      <text:section text:style-name="Sect1" text:name="Section1">
        <text:p text:style-name="P35">Des outils complémentaires : </text:p>
        <text:list xml:id="list1248979956957368410" text:style-name="L6">
          <text:list-item>
            <text:p text:style-name="P41">tableaux virtuels : framemo,</text:p>
          </text:list-item>
          <text:list-item>
            <text:p text:style-name="P41">espaces de stockage : owncloud,</text:p>
          </text:list-item>
          <text:list-item>
            <text:p text:style-name="P41">outils de gestion de projet : Wekan, Trello,</text:p>
          </text:list-item>
          <text:list-item>
            <text:p text:style-name="P41">newsletter : mailchimp,</text:p>
          </text:list-item>
          <text:list-item>
            <text:p text:style-name="P41">réseaux sociaux : Facebook et Twitter,</text:p>
          </text:list-item>
          <text:list-item>
            <text:p text:style-name="P41">blogs et sites internet : Wordpress,</text:p>
          </text:list-item>
          <text:list-item>
            <text:p text:style-name="P41">cartographie participative : Umap et OpenStreetMap,</text:p>
          </text:list-item>
          <text:list-item>
            <text:p text:style-name="P41">échange d'informations à distance : chats, mails et listes de discussion,</text:p>
          </text:list-item>
          <text:list-item>
            <text:p text:style-name="P41">outils de communication distante : visioconférence, conférence téléphonique.</text:p>
          </text:list-item>
        </text:list>
        <text:p text:style-name="P35">Des apports théoriques secondaires :</text:p>
        <text:list xml:id="list8548206810835616083" text:style-name="L16">
          <text:list-item>
            <text:p text:style-name="P42">« Profiter pleinement des outils et se prémunir contre l'infobésité (gestion des mails, règles d'hygiène numérique, etc.) »,</text:p>
          </text:list-item>
          <text:list-item>
            <text:p text:style-name="P42">« Partage des connaissances et licences ouvertes (éléments juridiques du partage et de l'utilisation de contenus) »,</text:p>
          </text:list-item>
          <text:list-item>
            <text:p text:style-name="P42">« Culture numérique et usages collaboratifs : vers plus d'efficacité collective ? »,</text:p>
          </text:list-item>
          <text:list-item>
            <text:p text:style-name="P42">« Communication externe et valorisation de ses actions : définir ses objectifs, ses cibles et choisir les outils adaptés »,</text:p>
          </text:list-item>
          <text:list-item>
            <text:p text:style-name="P42">« La coopération au sein d'un groupe ou avec un public défini – outils, méthodes et postures ».</text:p>
          </text:list-item>
        </text:list>
      </text:section>
      <text:h text:style-name="P53" text:outline-level="2"><text:soft-page-break/>Format de l’intervention</text:h>
      <text:p text:style-name="Text_20_body">Nous proposons de découper notre intervention en trois <text:span text:style-name="T5">temps collectifs</text:span><text:span text:style-name="T10"> </text:span>: une journée d'<text:span text:style-name="T5">exploration</text:span> et deux demi-journées d'<text:span text:style-name="T5">accompagnement</text:span>.</text:p>
      <text:p text:style-name="Text_20_body">La première journée sera l'occasion de :</text:p>
      <text:list xml:id="list4019532126225084881" text:style-name="L8">
        <text:list-item>
          <text:p text:style-name="P44">recueillir les besoins,</text:p>
        </text:list-item>
        <text:list-item>
          <text:p text:style-name="P44">donner à voir un panel d'outils adaptés à ces besoins,</text:p>
        </text:list-item>
        <text:list-item>
          <text:p text:style-name="P44">fournir les éléments théoriques nécessaires,</text:p>
        </text:list-item>
        <text:list-item>
          <text:p text:style-name="P44">éventuellement, former les groupes</text:p>
        </text:list-item>
        <text:list-item>
          <text:p text:style-name="P44">et de commencer à tester des outils.</text:p>
        </text:list-item>
      </text:list>
      <text:p text:style-name="Text_20_body">Les deux demi journées nous permettront :</text:p>
      <text:list xml:id="list194550757619732" text:continue-numbering="true" text:style-name="L8">
        <text:list-item>
          <text:p text:style-name="P44">d'approfondir la pratique,</text:p>
        </text:list-item>
        <text:list-item>
          <text:p text:style-name="P44">et de trouver des solutions aux problématiques rencontrées par chacun entre-temps, seul ou sein de son collectif.</text:p>
        </text:list-item>
      </text:list>
      <text:p text:style-name="Text_20_body">Les deux inter-sessions permettront aux participants, tout en sachant qu'il·elle·s pourront bénéficier, lors de la session suivante, d'un accompagnement sur les difficultés rencontrées :</text:p>
      <text:list xml:id="list6445319276410075495" text:style-name="L9">
        <text:list-item>
          <text:p text:style-name="P45">d'explorer plus profondément les outils,</text:p>
        </text:list-item>
        <text:list-item>
          <text:p text:style-name="P45">de teste<text:span text:style-name="T10">r l'essaimage des outils au sein de leur structure (bén</text:span>évoles/salariés).</text:p>
        </text:list-item>
      </text:list>
      <text:p text:style-name="Text_20_body">Nous mettrons également à disposition <text:span text:style-name="T5">une demi-journée (cumulée) de suivi à distance</text:span> afin de pouvoir répondre immédiatement à certaines difficultés entre les temps collectifs.</text:p>
      <text:p text:style-name="Text_20_body">Le contenu définitif ne pouvant être construit qu'une fois les besoins exacts des participants connus. Nous vous proposons ici un <text:span text:style-name="T5">déroulé-type à titre indicatif</text:span> des temps d'intervention.</text:p>
      <text:p text:style-name="Text_20_body">Ce contenu sera <text:span text:style-name="T25">adapté</text:span> :</text:p>
      <text:list xml:id="list786458873867889820" text:style-name="L10">
        <text:list-item>
          <text:p text:style-name="P46">éventuellement avec ISMER BGE, avant le lancement et lorsque les associations seront inscrites, si nécessaire,</text:p>
        </text:list-item>
        <text:list-item>
          <text:p text:style-name="P46">avec le groupe le jour J. </text:p>
        </text:list-item>
      </text:list>
      <text:p text:style-name="Text_20_body"/>
      <text:h text:style-name="P24" text:outline-level="3">Jour 1 - Exploration </text:h>
      <text:p text:style-name="P6">Prise de notes en direct sur pad / carte mentale</text:p>
      <text:p text:style-name="P6"/>
      <text:p text:style-name="P22"><text:span text:style-name="T5">Accueil –<text:tab/></text:span>Accueil, café</text:p>
      <text:p text:style-name="P19"><text:span text:style-name="T5">Ouverture –<text:tab/></text:span>Point sur l'état d'esprit de chacun en arrivant (photo-langage / météo du jour)</text:p>
      <text:p text:style-name="P19"><text:span text:style-name="T5">Jeu des attentes –</text:span><text:span text:style-name="T10"><text:tab/></text:span><text:span text:style-name="T11">C</text:span><text:span text:style-name="T12">ette animation permet d’utiliser l’intelligence collective afin de faire émerger les besoins, de les qualifier et d’en quantifier le degré d’attente collectif. Elle sera ici utilisée afin de définir les besoins en termes d’outils et usages numériques </text:span><text:span text:style-name="T11">(</text:span><text:span text:style-name="T29">cf.</text:span><text:span text:style-name="T11"> fiche du jeu en annexe)</text:span></text:p>
      <text:p text:style-name="P28"/>
      <text:p text:style-name="P20">PAUSE matin</text:p>
      <text:p text:style-name="P20"/>
      <text:p text:style-name="P19"><text:span text:style-name="T7">Ils l’ont fait, c’est possible</text:span><text:span text:style-name="T5"> –<text:tab/></text:span><text:span text:style-name="T32">Présentation d'un panel d'outils et d'outillages </text:span><text:span text:style-name="T34">efficaces</text:span><text:span text:style-name="T32"> au sein de collectifs qui fonctionnent. </text:span><text:span text:style-name="T34">On y verra des outils fréquemment utilisés et d’autres moins connus tout en s’attachant à l’adéquation entre outil/usage et besoin. </text:span><text:span text:style-name="T35">L’objectif est de donner à voir des solutions qui ouvrent le champ des possibles des participants et leur donne de nouvelles perspectives.</text:span></text:p>
      <text:p text:style-name="P19"><text:span text:style-name="T5">Test d'un premier outil simple –<text:tab/></text:span><text:span text:style-name="T32">Co-écriture </text:span><text:span text:style-name="T30">via</text:span><text:span text:style-name="T31"> un outil d’écriture partagée, </text:span><text:span text:style-name="T32">autour d'un</text:span><text:span text:style-name="T31">e thématique concrète (à définir)</text:span></text:p>
      <text:p text:style-name="P27"><text:span text:style-name="T5">Retour des participants –<text:tab/></text:span>Sur l'usage de l'outil, les réserves <text:span text:style-name="T28">et </text:span>intérêts perçus par chacun</text:p>
      <text:p text:style-name="P19">Définition des contenus –<text:tab/><text:span text:style-name="T32">Validation collective d</text:span><text:span text:style-name="T33">es points à aborder (types d</text:span><text:span text:style-name="T32">'</text:span><text:span text:style-name="T33">outils, etc.)</text:span></text:p>
      <text:p text:style-name="P19"/>
      <text:p text:style-name="P20">PAUSE midi – repas partagé pour les volontaires</text:p>
      <text:p text:style-name="P20"/>
      <text:p text:style-name="P19"><text:span text:style-name="T5">Apports théoriques –<text:tab/>« </text:span>Choisir un outil adapté à son usage »</text:p>
      <text:p text:style-name="P19"><text:span text:style-name="T5">Ateliers pratiques –<text:tab/></text:span>Expérimentation de 3 outils par petits groupes (cf. « Contenus disponibles »)</text:p>
      <text:p text:style-name="P19"/>
      <text:p text:style-name="P20">PAUSE après-midi</text:p>
      <text:p text:style-name="P20"/>
      <text:p text:style-name="P19"><text:span text:style-name="T5">Feedback –</text:span><text:span text:style-name="T10"><text:tab/></text:span>Retour de chacun sur l'utilisation de l'outil expérimenté </text:p>
      <text:p text:style-name="P19"><text:span text:style-name="T5">Apports théoriques –<text:tab/></text:span>« Faciliter l'appropriation et le bon usage d'outils numérique par un collectif (transmission) » </text:p>
      <text:p text:style-name="P19"><text:span text:style-name="T5">Documentation –</text:span><text:span text:style-name="T10"><text:tab/></text:span><text:span text:style-name="T13">Mise en commun</text:span><text:span text:style-name="T32"> des connaissances acquises lors de la journée sur un espace partagé en ligne. </text:span><text:span text:style-name="T36">On travaille alors déjà les notions de transmission et d’essaimage</text:span></text:p>
      <text:p text:style-name="P19"><text:span text:style-name="T5">Prochains pas individuels –</text:span><text:tab/>Définition par chacun d'un prochain petit pas à effectuer d'ici la prochaine fois pour intégrer les outils découverts dans ses pratiques quotidiennes</text:p>
      <text:p text:style-name="P19"><text:span text:style-name="T5">Clôture / bilan à chaud –<text:tab/></text:span>Retour sur la journée, points positifs et pistes d'amélioration</text:p>
      <text:p text:style-name="Text_20_body"/>
      <text:h text:style-name="P25" text:outline-level="3">Jours 2 et 3 – Accompagnement</text:h>
      <text:p text:style-name="P22"><text:span text:style-name="T5">Accueil –<text:tab/></text:span>Accueil café</text:p>
      <text:p text:style-name="P19"><text:span text:style-name="T5">Ouverture –</text:span><text:tab/>Animation pour évoquer l'état d'esprit de chacun en arrivant</text:p>
      <text:p text:style-name="P19"><text:span text:style-name="T5">Feedback –<text:tab/></text:span>Retour sur l'usage des outils par chacun au sein de sa structure</text:p>
      <text:p text:style-name="P19"/>
      <text:p text:style-name="P19"><text:span text:style-name="T5">Résolution de problèmes –<text:tab/></text:span>Point de réflexion collectif pour lever les freins rencontrés lors de l'intersession </text:p>
      <text:p text:style-name="P19"><text:span text:style-name="T5">Apport théorique –<text:tab/></text:span>En réponse aux problématiques rencontrées, par exemple « Profiter pleinement des outils et se prémunir contre l'infobésité » ou « Logiciels libre, logiciels propriétaire, quelle éthique dans ses choix numériques ? »</text:p>
      <text:p text:style-name="P19"/>
      <text:p text:style-name="P20">PAUSE</text:p>
      <text:p text:style-name="P20"/>
      <text:p text:style-name="P19"><text:span text:style-name="T5">Ateliers pratiques –<text:tab/></text:span>Expérimentation de 3 outils par petits groupes (cf. « Contenus disponibles »)</text:p>
      <text:p text:style-name="P19"><text:span text:style-name="T5">Documentation –</text:span><text:tab/>Capitalisation des connaissances acquises lors de la journée sur un espace partagé en ligne</text:p>
      <text:p text:style-name="P19"><text:span text:style-name="T5">Prochain pas individuels –<text:tab/></text:span>Définition par chacun d'un prochain pas à effectuer d'ici la fois suivante pour intégrer les outils découverts dans ses pratiques quotidiennes</text:p>
      <text:p text:style-name="P19"><text:span text:style-name="T5">Clôture / bilan à chaud –</text:span><text:tab/>Retour sur la demi-journée, points positifs et pistes d'amélioration</text:p>
      <text:p text:style-name="P21"/>
      <text:h text:style-name="Heading_20_2" text:outline-level="2"><text:span text:style-name="T14">L</text:span>ivrables <text:span text:style-name="T14">et e</text:span>xemples de livrables</text:h>
      <text:p text:style-name="P9">À l'issue ou au cours de la prestation : </text:p>
      <text:list xml:id="list46069506054192645" text:style-name="L11">
        <text:list-item>
          <text:p text:style-name="P47">mise à disposition de ressources permettant de conserver la mémoire des éléments abordés durant les journées et d’aller plus loin en autonomie (ces ressources, épurées des éléments non partageables par les participants, seront placées sous licence CC by SA),</text:p>
        </text:list-item>
        <text:list-item>
          <text:p text:style-name="P47">rédaction et mise à disposition d'un <text:span text:style-name="T16">rapport</text:span> final selon modalités spécifiées dans l'appel d'offre<text:span text:style-name="T16">s</text:span>.</text:p>
        </text:list-item>
      </text:list>
      <text:p text:style-name="P9">Voici quelques exemples de livrables afin de donner à voir le champ des productions possibles par le groupe : </text:p>
      <text:list xml:id="list3363116363801003556" text:style-name="L12">
        <text:list-item>
          <text:p text:style-name="P48">une fiche ressource sur les outils utiles aux participants : http://savoirscommuns.comptoir.net/outils_associations,</text:p>
        </text:list-item>
        <text:list-item>
          <text:p text:style-name="P48">un espace ressource/de travail partagé en ligne développé par les participants dans le cadre d'un atelier à l'IUT de Tours : http://carsoctours.xyz/.</text:p>
        </text:list-item>
      </text:list>
      <text:h text:style-name="Heading_20_1" text:outline-level="1"><text:soft-page-break/>Conditions d'intervention</text:h>
      <text:h text:style-name="Heading_20_2" text:outline-level="2">Proposition tarifaire et calendrier d'intervention</text:h>
      <text:p text:style-name="P18"><text:span text:style-name="T17">Début septembre –<text:tab/></text:span>point téléphonique pour modifier si nécessaire en fonction des inscrits et valider notre format d'intervention :<text:span text:style-name="T17"><text:tab/></text:span>2 h (inclus forfaitaire)</text:p>
      <text:p text:style-name="P17">Fin septembre, début octobre –<text:tab/>exploration :<text:tab/>1 jour</text:p>
      <text:p text:style-name="P16">Environ deux semaines plus tard –<text:tab/>1<text:span text:style-name="T18">re</text:span> demi-journée d’accompagnement :<text:tab/>1/2 jour</text:p>
      <text:p text:style-name="P16">Environ deux semaines plus tard –<text:tab/>2<text:span text:style-name="T18">e</text:span> demi-journée d’accompagnement :<text:tab/>1/2 jour</text:p>
      <text:p text:style-name="P16">Environ deux semaines plus tard –<text:tab/>accompagnement :<text:tab/>1/2 jour</text:p>
      <text:p text:style-name="P16">Tout au long de la prestation –<text:tab/>suivi à distance :<text:tab/>1/2 jour</text:p>
      <text:p text:style-name="P16">Dans le mois qui suit la fin de la prestation –<text:tab/>Rédaction du bilan :<text:tab/>1/2 jour</text:p>
      <text:p text:style-name="P3">Soit<text:tab/><text:span text:style-name="T20">3 jours</text:span></text:p>
      <text:p text:style-name="P2"><text:span text:style-name="T20">Tarif journalier : </text:span>550 € HT / jour</text:p>
      <text:p text:style-name="P2"><text:span text:style-name="T20">Soit, au </text:span><text:span text:style-name="T6">total pour 3</text:span><text:span text:style-name="T5"> jours : 1</text:span><text:span text:style-name="T19"> </text:span><text:span text:style-name="T5">998 € TTC</text:span> <text:span text:style-name="T20">(</text:span>1<text:span text:style-name="T18"> </text:span>665 € HT<text:span text:style-name="T20">)</text:span></text:p>
      <text:h text:style-name="Heading_20_2" text:outline-level="2">Conditions matérielles et rôle d'I<text:span text:style-name="T16">SMER</text:span></text:h>
      <text:p text:style-name="Text_20_body">Notre intervention nécessite : </text:p>
      <text:list xml:id="list5103857479312445847" text:style-name="L13">
        <text:list-item>
          <text:p text:style-name="P49">un accès internet stable pour chaque participant durant toute la durée de chaque session ;</text:p>
        </text:list-item>
        <text:list-item>
          <text:p text:style-name="P49">l'envoi des fiches d'émargement vierges conformes ;</text:p>
        </text:list-item>
        <text:list-item>
          <text:p text:style-name="P49">un ordinateur portable par participant : le donneur d'ordre se charge de prévenir les structures. En cas d'indisponibilité d'ordinateur pour certains participants, nous pouvons en fournir jusqu'à 8 en fonction des disponibilités de notre matériel au moment où nous en serons informés. Cependant, il est plus profitable pour les participants de pouvoir s'essayer aux outils depuis leur propre ordinateur.</text:p>
        </text:list-item>
      </text:list>
      <text:p text:style-name="P12">Rôle attendu d'ISMER : </text:p>
      <text:list xml:id="list1458272704689384133" text:style-name="L14">
        <text:list-item>
          <text:p text:style-name="P50"><text:span text:style-name="T21">r</text:span>éservation des espaces de formations ;</text:p>
        </text:list-item>
        <text:list-item>
          <text:p text:style-name="P50">s'assurer des bonnes conditions de formation (notamment accès internet) ;</text:p>
        </text:list-item>
        <text:list-item>
          <text:p text:style-name="P50">mobiliser les participants en amont pour s'assurer d'un nombre suffisant (<text:span text:style-name="T25">huit</text:span>) de participants.</text:p>
        </text:list-item>
      </text:list>
      <text:h text:style-name="Heading_20_1" text:outline-level="1"><text:soft-page-break/>Présentation des intervenants</text:h>
      <text:p text:style-name="P13">Nous évoluons dans deux milieux associatifs différents et nous sommes rencontrés au cours d’un DLA en 2014.</text:p>
      <text:p text:style-name="P11"><text:span text:style-name="T22">Aujourd’hui nous sommes tous les deux membres du Cré-sol et tout en travaillant au sein de deux coopératives distinctes (Artefacts et Odyssée Création), nous avons d</text:span>éjà <text:span text:style-name="T22">eu l’occasion de </text:span>collabor<text:span text:style-name="T22">er</text:span> sur <text:span text:style-name="T22">plusieurs projets</text:span>.</text:p>
      <text:p text:style-name="P13">Récemment, nous sommes intervenus auprès des étudiants de 1<text:span text:style-name="T18">re</text:span> année de l’IUT Carrières sociales de Tours durant un atelier <text:span text:style-name="T23">technique</text:span> d’une semaine sur les outils et usages collaboratifs et numériques. <text:span text:style-name="T23">Voici l’adresse du site co-construit par les étudiants au cours de et suite à cette intervention : </text:span><text:a xlink:type="simple" xlink:href="http://carsoctours.xyz/wakka.php?wiki=AtelierNumerique" text:style-name="Internet_20_link" text:visited-style-name="Visited_20_Internet_20_Link"><text:span text:style-name="T23">http://carsoctours.xyz/wakka.php?wiki=AtelierNumerique</text:span></text:a><text:span text:style-name="T23">.</text:span></text:p>
      <text:p text:style-name="P14">Nous intervenons également, en ce moment, dans le cadre du parcours DUNAR afin d’accompagner un collectif d’associations du Pays Loire Nature dans l’appropriation des outils numériques collaboratifs (<text:a xlink:type="simple" xlink:href="http://savoirscommuns.comptoir.net/dunar" text:style-name="Internet_20_link" text:visited-style-name="Visited_20_Internet_20_Link"><text:span text:style-name="T16">http://savoirscommuns.comptoir.net/dunar</text:span></text:a><text:span text:style-name="T16">).</text:span></text:p>
      <text:h text:style-name="Heading_20_2" text:outline-level="2">Romain Lalande</text:h>
      <text:p text:style-name="Text_20_body">Fort d’expériences en gestion de projet d’Économie Solidaire, en appropriation d’usages numériques collaboratifs et en démarches participatives, il est aujourd’hui Entrepreneur-salarié au sein de la coopérative Artefacts. Il est également administrateur ou membre actif de plusieurs associations agissant dans le champs du numérique, du pouvoir d’agir et des Communs (VECAM agissant autour de la citoyenneté dans la société numérique, le FunLab - atelier de fabrication numérique de Tours, PTCE CoopAxis - le numérique au service de l’Innovation Sociale et le Cré- sol - réseaux d’acteurs de l’économie solidaire en région).</text:p>
      <text:p text:style-name="Text_20_body">Formé à la gestion de projet collaboratifs, à l'animation participative et ancien salarié dans un réseau régional de l'ESS, il dispose d'une bonne culture du contexte dans lequel évoluent leurs acteurs.</text:p>
      <text:p text:style-name="Text_20_body">Passionné par les (biens) communs, il accompagne depuis trois ans les démarches qui y contribuent qu'elles émanent de collectivités, de citoyens ou d'entreprises. En effet, la formation aux outils numériques collaboratifs et à leurs usages y contribue car elle facilite la gouvernance contributive des territoires, des organisations et redonne à chacun la maîtrise de son quotidien.</text:p>
      <text:p text:style-name="Text_20_body">Il a mis a profit ses compétences dans des contextes variés, souvent auprès de publics éloignés et toujours au service du pouvoir d’agir des publics et professionnels, notamment :</text:p>
      <text:list xml:id="list3278848625280862068" text:style-name="L15">
        <text:list-item>
          <text:p text:style-name="P51">Multiples accompagnement<text:span text:style-name="T24">s</text:span> d’associations employeuses autour des enjeux pratiques de coopération, d’efficacité collective et d’usages numériques collaboratifs en lien avec ID37 (DLA d'Indre et Loire) | 2014, 2015, 2016</text:p>
        </text:list-item>
        <text:list-item>
          <text:p text:style-name="P51">Co-animation d'une semaine autour des usages numériques collaboratifs auprès d'étudiants (IUT Carrières Sociales de Tours)</text:p>
        </text:list-item>
        <text:list-item>
          <text:p text:style-name="P51"><text:soft-page-break/>Animation de journées d'appropriation d’usages numériques au service des associations en milieu rural (parcours DUNAR en Indre et Loire) | 2016, 2017</text:p>
        </text:list-item>
        <text:list-item>
          <text:p text:style-name="P51">Formation “Fabrique d’Avenirs Numériques” - Modules autour de la cultures numérique, de la fabrication numérique et des outils collaboratifs | 2015, 2016, 2017</text:p>
        </text:list-item>
        <text:list-item>
          <text:p text:style-name="P51">Coordination du festival francophone “Le Temps des Communs” | 2015</text:p>
        </text:list-item>
        <text:list-item>
          <text:p text:style-name="P51">Animation de démarches participatives dans le cadre de plans d’urbanismes (La Riche, Orléans) | 2015, 2016</text:p>
        </text:list-item>
        <text:list-item>
          <text:p text:style-name="P51">Développement du projet “CityKart”, développement des usages numériques en quartier politique de la ville par la création d’un jeu vidéo | 2014 à 2016</text:p>
        </text:list-item>
        <text:list-item>
          <text:p text:style-name="P51">Coordination et intervention au sein du « Parcours Numériques » à destination de jeunes de la Communauté de Communes du Pays de Vendôme |2016 et 2017</text:p>
        </text:list-item>
      </text:list>
      <text:h text:style-name="Heading_20_2" text:outline-level="2">Sylvain Boyer</text:h>
      <text:p text:style-name="Text_20_body">Sylvain Boyer se définit comme accompagnateur de changement.</text:p>
      <text:p text:style-name="Text_20_body">Il accompagne aussi bien des associations (salariés et bénévoles) que des équipes dans le milieu de l'entreprise sur la mise en œuvre et la pérennisation des pratiques et attitudes coopératives (co-création, co-décision, co-pilotage, intelligence collective, etc.). En amenant les groupes à la prise de conscience de ce qui inhibe ou facilite la coopération, il leur donne les clefs d'une réelle autonomie à terme dans ce domaine.</text:p>
      <text:p text:style-name="Text_20_body">Il anime aussi bien des collectifs aguerris aux outils et usages numériques coopératifs que des groupes de novices en la matière.</text:p>
      <text:p text:style-name="Text_20_body">Sylvain Boyer évolue dans le secteur de l’ESS notamment au sein des structures du réseau InPACT : InPACT Centre, InPACT 37, ATABLE (association tourangelle pour une alimentation biologique et équitable), Alter'énergies (« de Ferme en Ferme », « éco-chantiers en éco-habitat », etc.).</text:p>
      <text:p text:style-name="Text_20_body">Références : voir CV en annex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4e19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25cm" fo:margin-bottom="0cm" loext:contextual-spacing="false" fo:line-height="120%" fo:text-align="justify" style:justify-single-word="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fo:padding="0.049cm" fo:border-left="none" fo:border-right="none" fo:border-top="0.06pt solid #000000" fo:border-bottom="none" style:shadow="none"/>
      <style:text-properties fo:font-size="10pt" officeooo:rsid="0004e19b" officeooo:paragraph-rsid="001bf54d" style:font-size-asian="10pt" style:font-size-complex="10pt"/>
    </style:style>
    <style:style style:name="MP2" style:family="paragraph" style:parent-style-name="Standard">
      <style:paragraph-properties fo:text-align="center" style:justify-single-word="false"/>
      <style:text-properties fo:font-size="10pt" officeooo:rsid="0004e19b" officeooo:paragraph-rsid="000634ba" style:font-size-asian="10pt" style:font-size-complex="10pt"/>
    </style:style>
    <style:style style:name="MP3" style:family="paragraph" style:parent-style-name="Standard">
      <style:paragraph-properties fo:text-align="start" style:justify-single-word="false">
        <style:tab-stops>
          <style:tab-stop style:position="8.564cm" style:type="center"/>
          <style:tab-stop style:position="16.999cm" style:type="right"/>
        </style:tab-stops>
      </style:paragraph-properties>
      <style:text-properties fo:font-size="10pt" officeooo:rsid="0004e19b" officeooo:paragraph-rsid="001bf54d" style:font-size-asian="10pt" style:font-size-complex="10pt"/>
    </style:style>
    <style:style style:name="MT1" style:family="text">
      <style:text-properties officeooo:rsid="0009c715"/>
    </style:style>
    <style:style style:name="MT2" style:family="text">
      <style:text-properties officeooo:rsid="0029bc0c"/>
    </style:style>
    <style:style style:name="MT3" style:family="text">
      <style:text-properties officeooo:rsid="001bf54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roposition « Accompagnement collectif DLA – <text:span text:style-name="MT1">S’organiser gràce aux outils numériques »</text:span></text:p>
        <text:p text:style-name="MP2">Contenu placé sous licence CC By SA, librement inspiré de l'expérience accumulée par l'association outils-Réseaux</text:p>
        <text:p text:style-name="MP3"><text:span text:style-name="MT2">Juin</text:span> 2017<text:tab/><text:span text:style-name="MT3">Sylvain Boyer – 06 01 86 35 52</text:span> | Romain Lalande <text:span text:style-name="MT3">– </text:span>06 75 57 11 71<text:tab/><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2T17:29:31.827284295</meta:creation-date>
    <dc:date>2017-06-19T19:45:49.253809535</dc:date>
    <meta:editing-duration>PT2H30M14S</meta:editing-duration>
    <meta:editing-cycles>33</meta:editing-cycles>
    <meta:generator>LibreOffice/5.1.4.2$Linux_X86_64 LibreOffice_project/10m0$Build-2</meta:generator>
    <meta:document-statistic meta:table-count="0" meta:image-count="0" meta:object-count="0" meta:page-count="10" meta:paragraph-count="163" meta:word-count="2800" meta:character-count="18488" meta:non-whitespace-character-count="15859"/>
  </office:meta>
</office:document-meta>
</file>